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.703cm"/>
    </style:style>
    <style:style style:name="gr4" style:family="graphic" style:parent-style-name="standard">
      <style:graphic-properties draw:stroke="none" svg:stroke-color="#000000" draw:fill="none" draw:fill-color="#ffffff" fo:min-height="2.845cm"/>
    </style:style>
    <style:style style:name="gr5" style:family="graphic" style:parent-style-name="standard">
      <style:graphic-properties draw:stroke="none" svg:stroke-color="#000000" draw:fill="none" draw:fill-color="#ffffff" fo:min-height="6.989cm"/>
    </style:style>
    <style:style style:name="gr6" style:family="graphic" style:parent-style-name="standard">
      <style:graphic-properties draw:stroke="none" svg:stroke-color="#000000" draw:fill="none" draw:fill-color="#ffffff" fo:min-height="1.52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0.164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draw:stroke="none" svg:stroke-color="#000000" draw:fill="none" draw:fill-color="#ffffff" fo:min-height="5.084cm"/>
    </style:style>
    <style:style style:name="gr12" style:family="graphic" style:parent-style-name="standard">
      <style:graphic-properties draw:stroke="none" svg:stroke-color="#000000" draw:fill="none" draw:fill-color="#ffffff" fo:min-height="3.556cm"/>
    </style:style>
    <style:style style:name="gr13" style:family="graphic" style:parent-style-name="standard">
      <style:graphic-properties draw:stroke="none" svg:stroke-color="#000000" draw:fill="none" draw:fill-color="#ffffff" fo:min-height="4.195cm"/>
    </style:style>
    <style:style style:name="gr14" style:family="graphic" style:parent-style-name="standard">
      <style:graphic-properties draw:stroke="none" svg:stroke-color="#000000" draw:fill="none" draw:fill-color="#ffffff" fo:min-height="4.978cm"/>
    </style:style>
    <style:style style:name="gr15" style:family="graphic" style:parent-style-name="standard">
      <style:graphic-properties draw:stroke="none" svg:stroke-color="#000000" draw:fill="none" draw:fill-color="#ffffff" fo:min-height="6.608cm"/>
    </style:style>
    <style:style style:name="gr16" style:family="graphic" style:parent-style-name="standard">
      <style:graphic-properties draw:stroke="none" draw:fill="none" fo:min-height="3.964cm"/>
    </style:style>
    <style:style style:name="gr17" style:family="graphic" style:parent-style-name="standard">
      <style:graphic-properties draw:stroke="none" svg:stroke-color="#000000" draw:fill="none" draw:fill-color="#ffffff" fo:min-height="7.111cm"/>
    </style:style>
    <style:style style:name="gr18" style:family="graphic" style:parent-style-name="standard">
      <style:graphic-properties draw:stroke="none" svg:stroke-color="#000000" draw:fill="none" draw:fill-color="#ffffff" fo:min-height="7.37cm"/>
    </style:style>
    <style:style style:name="gr19" style:family="graphic" style:parent-style-name="standard">
      <style:graphic-properties draw:stroke="none" svg:stroke-color="#000000" draw:fill="none" draw:fill-color="#ffffff" fo:min-height="1.423cm"/>
    </style:style>
    <style:style style:name="gr20" style:family="graphic" style:parent-style-name="standard">
      <style:graphic-properties draw:stroke="none" svg:stroke-color="#000000" draw:fill="none" draw:fill-color="#ffffff" fo:min-height="2.798cm"/>
    </style:style>
    <style:style style:name="gr21" style:family="graphic" style:parent-style-name="standard">
      <style:graphic-properties draw:stroke="none" svg:stroke-color="#000000" draw:fill="none" draw:fill-color="#ffffff" fo:min-height="5.689cm"/>
    </style:style>
    <style:style style:name="gr22" style:family="graphic" style:parent-style-name="standard">
      <style:graphic-properties draw:stroke="none" svg:stroke-color="#000000" draw:fill="none" draw:fill-color="#ffffff" fo:min-height="3.941cm"/>
    </style:style>
    <style:style style:name="gr23" style:family="graphic" style:parent-style-name="standard">
      <style:graphic-properties draw:stroke="none" svg:stroke-color="#000000" draw:fill="none" draw:fill-color="#ffffff" fo:min-height="4.267cm"/>
    </style:style>
    <style:style style:name="gr24" style:family="graphic" style:parent-style-name="standard">
      <style:graphic-properties draw:stroke="none" svg:stroke-color="#000000" draw:fill="none" draw:fill-color="#ffffff" fo:min-height="8.132cm"/>
    </style:style>
    <style:style style:name="gr25" style:family="graphic" style:parent-style-name="standard">
      <style:graphic-properties draw:stroke="none" svg:stroke-color="#000000" draw:fill="none" draw:fill-color="#ffffff" fo:min-height="0.893cm"/>
    </style:style>
    <style:style style:name="gr26" style:family="graphic" style:parent-style-name="standard">
      <style:graphic-properties draw:stroke="none" draw:fill="none" fo:min-height="0.713cm"/>
    </style:style>
    <style:style style:name="gr27" style:family="graphic" style:parent-style-name="standard">
      <style:graphic-properties draw:stroke="none" svg:stroke-color="#000000" draw:fill="none" draw:fill-color="#ffffff" fo:min-height="6.354cm"/>
    </style:style>
    <style:style style:name="gr28" style:family="graphic" style:parent-style-name="standard">
      <style:graphic-properties draw:stroke="none" svg:stroke-color="#000000" draw:fill="none" draw:fill-color="#ffffff" fo:min-height="2.544cm"/>
    </style:style>
    <style:style style:name="gr29" style:family="graphic" style:parent-style-name="standard">
      <style:graphic-properties draw:stroke="none" svg:stroke-color="#000000" draw:fill="none" draw:fill-color="#ffffff" fo:min-height="1.78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142cm"/>
    </style:style>
    <style:style style:name="gr31" style:family="graphic" style:parent-style-name="standard">
      <style:graphic-properties draw:stroke="none" svg:stroke-color="#000000" draw:fill="none" draw:fill-color="#ffffff" fo:min-height="13.974cm"/>
    </style:style>
    <style:style style:name="P1" style:family="paragraph">
      <style:paragraph-properties fo:text-align="center"/>
    </style:style>
    <style:style style:name="P2" style:family="paragraph">
      <style:text-properties fo:font-size="22pt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429cm" svg:height="2.032cm" svg:x="8.366cm" svg:y="5.445cm">
          <text:p text:style-name="P1">OSPRE</text:p>
          <text:p text:style-name="P1"><text:s/>Software</text:p>
        </draw:rect>
        <draw:rect draw:style-name="gr1" draw:text-style-name="P1" draw:layer="layout" svg:width="3.429cm" svg:height="2.032cm" svg:x="13.065cm" svg:y="5.445cm">
          <text:p text:style-name="P1">S/C</text:p>
        </draw:rect>
        <draw:line draw:style-name="gr2" draw:text-style-name="P1" draw:layer="layout" svg:x1="6.207cm" svg:y1="6.334cm" svg:x2="8.493cm" svg:y2="6.334cm">
          <text:p/>
        </draw:line>
        <draw:line draw:style-name="gr2" draw:text-style-name="P1" draw:layer="layout" svg:x1="11.795cm" svg:y1="6.461cm" svg:x2="13.192cm" svg:y2="6.461cm">
          <text:p/>
        </draw:line>
        <draw:rect draw:style-name="gr1" draw:text-style-name="P1" draw:layer="layout" svg:width="10.795cm" svg:height="9.017cm" svg:x="1.762cm" svg:y="2.016cm">
          <text:p text:style-name="P1">OSPRE System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frame draw:style-name="gr3" draw:layer="layout" svg:width="12.827cm" svg:height="4.953cm" svg:x="2.524cm" svg:y="14.335cm">
          <draw:text-box>
            <text:p>By using multiple processes, the OSPRE system maintains encapsulation from the outside systems and allows for implementation in either serial or parallel configurations.</text:p>
          </draw:text-box>
        </draw:frame>
        <draw:ellipse draw:style-name="gr1" draw:text-style-name="P1" draw:layer="layout" svg:width="3.302cm" svg:height="2.032cm" svg:x="2.905cm" svg:y="5.318cm">
          <text:p text:style-name="P1">Camera</text:p>
        </draw:ellipse>
      </draw:page>
      <draw:page draw:name="page2" draw:style-name="dp1" draw:master-page-name="Default">
        <draw:rect draw:style-name="gr1" draw:text-style-name="P1" draw:layer="layout" svg:width="2.921cm" svg:height="1.778cm" svg:x="5.064cm" svg:y="4.683cm">
          <text:p text:style-name="P1">Camera</text:p>
          <text:p text:style-name="P1">Controller</text:p>
        </draw:rect>
        <draw:rect draw:style-name="gr1" draw:text-style-name="P1" draw:layer="layout" svg:width="2.921cm" svg:height="1.778cm" svg:x="9.382cm" svg:y="4.683cm">
          <text:p text:style-name="P1">OSPRE</text:p>
          <text:p text:style-name="P1">Computation</text:p>
        </draw:rect>
        <draw:rect draw:style-name="gr1" draw:text-style-name="P1" draw:layer="layout" svg:width="2.921cm" svg:height="1.778cm" svg:x="13.573cm" svg:y="4.683cm">
          <text:p text:style-name="P1">S/C </text:p>
          <text:p text:style-name="P1">Comms</text:p>
        </draw:rect>
        <draw:rect draw:style-name="gr1" draw:text-style-name="P1" draw:layer="layout" svg:width="2.921cm" svg:height="1.778cm" svg:x="17.383cm" svg:y="4.683cm">
          <text:p text:style-name="P1">S/C </text:p>
        </draw:rect>
        <draw:line draw:style-name="gr2" draw:text-style-name="P1" draw:layer="layout" svg:x1="3.921cm" svg:y1="5.572cm" svg:x2="5.191cm" svg:y2="5.572cm">
          <text:p/>
        </draw:line>
        <draw:line draw:style-name="gr2" draw:text-style-name="P1" draw:layer="layout" svg:x1="7.985cm" svg:y1="5.572cm" svg:x2="9.382cm" svg:y2="5.572cm">
          <text:p/>
        </draw:line>
        <draw:line draw:style-name="gr2" draw:text-style-name="P1" draw:layer="layout" svg:x1="12.303cm" svg:y1="5.572cm" svg:x2="13.7cm" svg:y2="5.572cm">
          <text:p/>
        </draw:line>
        <draw:line draw:style-name="gr2" draw:text-style-name="P1" draw:layer="layout" svg:x1="16.367cm" svg:y1="5.572cm" svg:x2="17.51cm" svg:y2="5.572cm">
          <text:p/>
        </draw:line>
        <draw:rect draw:style-name="gr1" draw:text-style-name="P1" draw:layer="layout" svg:width="12.446cm" svg:height="9.525cm" svg:x="4.556cm" svg:y="2.27cm">
          <text:p text:style-name="P1">OSPRE Softwar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frame draw:style-name="gr4" draw:layer="layout" svg:width="9.779cm" svg:height="3.095cm" svg:x="5.826cm" svg:y="6.969cm">
          <draw:text-box>
            <text:p>Each Software Module is a process <text:s/>** OSPRE Computation may be broken down into several processes</text:p>
          </draw:text-box>
        </draw:frame>
        <draw:ellipse draw:style-name="gr1" draw:text-style-name="P1" draw:layer="layout" svg:width="2.54cm" svg:height="2.159cm" svg:x="1.381cm" svg:y="4.429cm">
          <text:p text:style-name="P1">Camera</text:p>
        </draw:ellipse>
        <draw:frame draw:style-name="gr5" draw:layer="layout" svg:width="14.986cm" svg:height="7.239cm" svg:x="3.921cm" svg:y="13.827cm">
          <draw:text-box>
            <text:p>** I am expecting to use TCP/IP sockets for intra process communication. <text:s/>All communications will utilize non-blocking sockets. <text:s/>The “I am alive and functioning” aka heartbeat messages will be sent over separate sockets. <text:s/>Error messages will be sent back directly to the S/C communicator to a dedicated unicast socket on the S/C communicator for error messages. <text:s text:c="2"/>**</text:p>
          </draw:text-box>
        </draw:frame>
      </draw:page>
      <draw:page draw:name="page3" draw:style-name="dp1" draw:master-page-name="Default">
        <draw:frame draw:style-name="gr6" draw:text-style-name="P3" draw:layer="layout" svg:width="10.287cm" svg:height="1.778cm" svg:x="5.827cm" svg:y="1.254cm">
          <draw:text-box>
            <text:p text:style-name="P2"><text:span text:style-name="T1">S/C Communicator</text:span></text:p>
          </draw:text-box>
        </draw:frame>
        <draw:rect draw:style-name="gr1" draw:text-style-name="P4" draw:layer="layout" svg:width="3.683cm" svg:height="2.286cm" svg:x="16.24cm" svg:y="6.969cm">
          <text:p text:style-name="P4">S/C</text:p>
        </draw:rect>
        <draw:line draw:style-name="gr7" draw:text-style-name="P1" draw:layer="layout" svg:x1="16.494cm" svg:y1="7.477cm" svg:x2="12.684cm" svg:y2="7.477cm">
          <text:p/>
        </draw:line>
        <draw:line draw:style-name="gr7" draw:text-style-name="P1" draw:layer="layout" svg:x1="12.811cm" svg:y1="8.874cm" svg:x2="16.494cm" svg:y2="8.874cm">
          <text:p/>
        </draw:line>
        <draw:rect draw:style-name="gr1" draw:text-style-name="P4" draw:layer="layout" svg:width="3.683cm" svg:height="2.286cm" svg:x="9.128cm" svg:y="6.969cm">
          <text:p text:style-name="P4">S/C</text:p>
          <text:p text:style-name="P4">Communicator</text:p>
        </draw:rect>
        <draw:frame draw:style-name="gr8" draw:text-style-name="P5" draw:layer="layout" svg:width="17.653cm" svg:height="12.338cm" svg:x="2.143cm" svg:y="14.716cm">
          <draw:text-box>
            <text:p text:style-name="P5">The S/C Communicator will be broken down into three sections:</text:p>
            <text:p text:style-name="P5">1. Run overall operations of OSPRE</text:p>
            <text:p text:style-name="P5">2. <text:s/>Monitors the health, and status of OSPRE</text:p>
            <text:p text:style-name="P5">3. Communicates with the external S/C </text:p>
            <text:p text:style-name="P5">The S/C Communicator will be the only software module communicating with the S/C. <text:s/>Therefore, the S/C Communicator module insulates the OSPRE system from the S/C. If the S/C changes, the S/C communicator is the only thing that needs to change. The S/C Communicator will also act as the “controller” of the operation. It will receive with all error messages and decide what to do. The S/C communicator will be blocking in a selector with multiple timeouts. Every process keeps track of how long it takes the processes it has made a request of to fulfill its request. <text:s/>If the request times out, an error is raised and sent back to S/C Communicator. </text:p>
          </draw:text-box>
        </draw:frame>
        <draw:rect draw:style-name="gr1" draw:text-style-name="P4" draw:layer="layout" svg:width="3.683cm" svg:height="2.286cm" svg:x="1.762cm" svg:y="6.969cm">
          <text:p text:style-name="P4">GNC</text:p>
          <text:p text:style-name="P4">Algorithm</text:p>
        </draw:rect>
        <draw:line draw:style-name="gr7" draw:text-style-name="P1" draw:layer="layout" svg:x1="5.318cm" svg:y1="8.747cm" svg:x2="9.128cm" svg:y2="8.747cm">
          <text:p/>
        </draw:line>
        <draw:line draw:style-name="gr7" draw:text-style-name="P1" draw:layer="layout" svg:x1="9.001cm" svg:y1="7.096cm" svg:x2="5.445cm" svg:y2="7.096cm">
          <text:p/>
        </draw:line>
        <draw:line draw:style-name="gr9" draw:text-style-name="P1" draw:layer="layout" svg:x1="10.906cm" svg:y1="9.255cm" svg:x2="10.906cm" svg:y2="14.589cm">
          <text:p/>
        </draw:line>
        <draw:frame draw:style-name="gr10" draw:text-style-name="P5" draw:layer="layout" svg:width="7.62cm" svg:height="1.016cm" svg:x="14.335cm" svg:y="1.381cm">
          <draw:text-box>
            <text:p text:style-name="P5">Each box is a process</text:p>
          </draw:text-box>
        </draw:frame>
        <draw:frame draw:style-name="gr11" draw:text-style-name="P5" draw:layer="layout" svg:width="7.874cm" svg:height="5.334cm" svg:x="2.016cm" svg:y="10.017cm">
          <draw:text-box>
            <text:p text:style-name="P5">GNC Provides S/C Communicator with required outputs and error messages</text:p>
          </draw:text-box>
        </draw:frame>
        <draw:frame draw:style-name="gr12" draw:text-style-name="P5" draw:layer="layout" svg:width="8.89cm" svg:height="3.806cm" svg:x="2.143cm" svg:y="3.159cm">
          <draw:text-box>
            <text:p text:style-name="P5">S/C Communicator Provides GNC with Algorithm input, and if pictures can be taken. <text:s/>Also provides sleep and awake messages.</text:p>
          </draw:text-box>
        </draw:frame>
        <draw:frame draw:style-name="gr12" draw:text-style-name="P5" draw:layer="layout" svg:width="7.112cm" svg:height="3.806cm" svg:x="11.541cm" svg:y="3.036cm">
          <draw:text-box>
            <text:p text:style-name="P5">S/C provides S/C Communicator with input data, on / off messages and if pictures can be taken</text:p>
          </draw:text-box>
        </draw:frame>
        <draw:frame draw:style-name="gr13" draw:text-style-name="P5" draw:layer="layout" svg:width="6.858cm" svg:height="4.445cm" svg:x="12.557cm" svg:y="9.763cm">
          <draw:text-box>
            <text:p text:style-name="P5">S/C Communicator provides S/C with algorithm results and error messages </text:p>
          </draw:text-box>
        </draw:frame>
      </draw:page>
      <draw:page draw:name="page4" draw:style-name="dp1" draw:master-page-name="Default">
        <draw:frame draw:style-name="gr6" draw:text-style-name="P3" draw:layer="layout" svg:width="10.287cm" svg:height="1.778cm" svg:x="5.827cm" svg:y="1.254cm">
          <draw:text-box>
            <text:p text:style-name="P2"><text:span text:style-name="T1">OSPRE Computation</text:span></text:p>
          </draw:text-box>
        </draw:frame>
        <draw:rect draw:style-name="gr1" draw:text-style-name="P4" draw:layer="layout" svg:width="3.683cm" svg:height="2.286cm" svg:x="1.254cm" svg:y="10.652cm">
          <text:p text:style-name="P4">Camera</text:p>
          <text:p text:style-name="P4"><text:s/>Controller</text:p>
        </draw:rect>
        <draw:rect draw:style-name="gr1" draw:text-style-name="P4" xml:id="id1" draw:id="id1" draw:layer="layout" svg:width="3.683cm" svg:height="2.286cm" svg:x="9.382cm" svg:y="10.906cm">
          <text:p text:style-name="P4">Image </text:p>
          <text:p text:style-name="P4">Processing</text:p>
        </draw:rect>
        <draw:line draw:style-name="gr7" draw:text-style-name="P1" draw:layer="layout" svg:x1="4.81cm" svg:y1="12.557cm" svg:x2="9.509cm" svg:y2="12.684cm">
          <text:p/>
        </draw:line>
        <draw:line draw:style-name="gr7" draw:text-style-name="P1" draw:layer="layout" svg:x1="9.382cm" svg:y1="11.287cm" svg:x2="4.81cm" svg:y2="11.16cm">
          <text:p/>
        </draw:line>
        <draw:rect draw:style-name="gr1" draw:text-style-name="P4" draw:layer="layout" svg:width="3.683cm" svg:height="2.286cm" svg:x="16.621cm" svg:y="10.906cm">
          <text:p text:style-name="P4">GNC</text:p>
          <text:p text:style-name="P4">Algorithm</text:p>
        </draw:rect>
        <draw:line draw:style-name="gr7" draw:text-style-name="P1" draw:layer="layout" svg:x1="16.748cm" svg:y1="11.414cm" svg:x2="13.065cm" svg:y2="11.414cm">
          <text:p/>
        </draw:line>
        <draw:line draw:style-name="gr7" draw:text-style-name="P1" draw:layer="layout" svg:x1="13.192cm" svg:y1="12.557cm" svg:x2="16.875cm" svg:y2="12.557cm">
          <text:p/>
        </draw:line>
        <draw:frame draw:style-name="gr14" draw:text-style-name="P5" draw:layer="layout" svg:width="7.493cm" svg:height="5.228cm" svg:x="11.795cm" svg:y="5.191cm">
          <draw:text-box>
            <text:p text:style-name="P5">The GNC Algorithm will ask Image Processing to take a picture, tell it which object is in its field of view, and the estimated range from that object</text:p>
          </draw:text-box>
        </draw:frame>
        <draw:frame draw:style-name="gr15" draw:text-style-name="P5" draw:layer="layout" svg:width="8.128cm" svg:height="6.858cm" svg:x="2.524cm" svg:y="5.826cm">
          <draw:text-box>
            <text:p text:style-name="P5">Image Processing will command the Camera Controller to take a picture and pass new camera settings based off previous pictures</text:p>
          </draw:text-box>
        </draw:frame>
        <draw:frame draw:style-name="gr16" draw:text-style-name="P5" draw:layer="layout" svg:width="8.271cm" svg:height="4.214cm" svg:x="1.111cm" svg:y="13.677cm">
          <draw:text-box>
            <text:p text:style-name="P5">The Camera Controller will send Image Processing the image and a camera health message</text:p>
          </draw:text-box>
        </draw:frame>
        <draw:frame draw:style-name="gr17" draw:text-style-name="P5" draw:layer="layout" svg:width="8.509cm" svg:height="7.361cm" svg:x="11.795cm" svg:y="13.7cm">
          <draw:text-box>
            <text:p text:style-name="P5">The Image Processing will provide the angular diameter and Unit Vector to the body. <text:s/>Image Processing will provide a pixel error associated with the provided measurements <text:s/>It will also provide camera health, and Image Processing Error Messages.</text:p>
          </draw:text-box>
        </draw:frame>
        <draw:connector draw:style-name="gr7" draw:text-style-name="P1" draw:layer="layout" draw:type="lines" draw:line-skew="3.817cm" svg:x1="11.223cm" svg:y1="13.192cm" svg:x2="7.859cm" svg:y2="19.607cm" draw:start-shape="id1" draw:start-glue-point="2" svg:d="M11223 13192v4318l-3364 2097">
          <text:p/>
        </draw:connector>
        <draw:frame draw:style-name="gr18" draw:text-style-name="P5" draw:layer="layout" svg:width="6.35cm" svg:height="7.62cm" svg:x="1.381cm" svg:y="18.78cm">
          <draw:text-box>
            <text:p text:style-name="P5">** Image Processing has the capability to run in Parallel with Camera Controller and GNC Algorithm if desired **</text:p>
          </draw:text-box>
        </draw:frame>
        <draw:frame draw:style-name="gr19" draw:text-style-name="P5" draw:layer="layout" svg:width="7.62cm" svg:height="1.673cm" svg:x="13.192cm" svg:y="2.397cm">
          <draw:text-box>
            <text:p text:style-name="P5">Each box is potentially a process</text:p>
          </draw:text-box>
        </draw:frame>
        <draw:line draw:style-name="gr7" draw:text-style-name="P1" draw:layer="layout" svg:x1="8.874cm" svg:y1="19.034cm" svg:x2="9.382cm" svg:y2="21.828cm">
          <text:p/>
        </draw:line>
        <draw:frame draw:style-name="gr20" draw:layer="layout" svg:width="10.668cm" svg:height="3.095cm" svg:x="7.477cm" svg:y="22.717cm">
          <draw:text-box>
            <text:p>Image Processor and GNC need to periodically check for messages while it is in the process of doing expensive calculations.</text:p>
          </draw:text-box>
        </draw:frame>
      </draw:page>
      <draw:page draw:name="page5" draw:style-name="dp1" draw:master-page-name="Default">
        <draw:rect draw:style-name="gr1" draw:text-style-name="P1" draw:layer="layout" svg:width="2.921cm" svg:height="1.524cm" svg:x="9.89cm" svg:y="11.16cm">
          <text:p text:style-name="P1">Camera</text:p>
          <text:p text:style-name="P1">Controller</text:p>
        </draw:rect>
        <draw:rect draw:style-name="gr1" draw:text-style-name="P1" draw:layer="layout" svg:width="2.921cm" svg:height="1.524cm" svg:x="17.51cm" svg:y="11.414cm">
          <text:p text:style-name="P1">OSPRE</text:p>
          <text:p text:style-name="P1">Computation</text:p>
        </draw:rect>
        <draw:line draw:style-name="gr7" draw:text-style-name="P1" draw:layer="layout" svg:x1="9.89cm" svg:y1="11.541cm" svg:x2="3.921cm" svg:y2="11.541cm">
          <text:p/>
        </draw:line>
        <draw:line draw:style-name="gr7" draw:text-style-name="P1" draw:layer="layout" svg:x1="3.921cm" svg:y1="12.557cm" svg:x2="9.89cm" svg:y2="12.557cm">
          <text:p/>
        </draw:line>
        <draw:line draw:style-name="gr7" draw:text-style-name="P1" draw:layer="layout" svg:x1="17.51cm" svg:y1="11.541cm" svg:x2="12.811cm" svg:y2="11.541cm">
          <text:p/>
        </draw:line>
        <draw:line draw:style-name="gr7" draw:text-style-name="P1" draw:layer="layout" svg:x1="12.938cm" svg:y1="12.557cm" svg:x2="17.129cm" svg:y2="12.557cm">
          <text:p/>
        </draw:line>
        <draw:line draw:style-name="gr9" draw:text-style-name="P1" draw:layer="layout" svg:x1="11.16cm" svg:y1="12.684cm" svg:x2="11.16cm" svg:y2="18.272cm">
          <text:p/>
        </draw:line>
        <draw:frame draw:style-name="gr21" draw:layer="layout" svg:width="11.557cm" svg:height="5.939cm" svg:x="5.699cm" svg:y="19.415cm">
          <draw:text-box>
            <text:p>. </text:p>
          </draw:text-box>
        </draw:frame>
        <draw:frame draw:style-name="gr12" draw:layer="layout" svg:width="7.62cm" svg:height="3.806cm" svg:x="2.778cm" svg:y="6.969cm">
          <draw:text-box>
            <text:p>The Camera Controller will command the camera to capture an image and adjust the camera settings </text:p>
          </draw:text-box>
        </draw:frame>
        <draw:frame draw:style-name="gr3" draw:layer="layout" svg:width="7.62cm" svg:height="4.953cm" svg:x="2.524cm" svg:y="13.192cm">
          <draw:text-box>
            <text:p>The Camera Controller will receive the output from the Camera.</text:p>
          </draw:text-box>
        </draw:frame>
        <draw:frame draw:style-name="gr22" draw:layer="layout" svg:width="8.763cm" svg:height="4.191cm" svg:x="11.414cm" svg:y="13.319cm">
          <draw:text-box>
            <text:p>The Camera Controller will send OSPRE Computation the image and a camera health message (Camera is working / not working)</text:p>
          </draw:text-box>
        </draw:frame>
        <draw:frame draw:style-name="gr6" draw:text-style-name="P3" draw:layer="layout" svg:width="10.287cm" svg:height="1.778cm" svg:x="5.826cm" svg:y="1.254cm">
          <draw:text-box>
            <text:p><text:span text:style-name="T1">CAMERA CONTROLLER</text:span></text:p>
          </draw:text-box>
        </draw:frame>
        <draw:frame draw:style-name="gr23" draw:layer="layout" svg:width="6.731cm" svg:height="4.517cm" svg:x="12.557cm" svg:y="6.207cm">
          <draw:text-box>
            <text:p>OSPRE Computation will command the Camera Controller to capture an image and provide lighter / darker message</text:p>
          </draw:text-box>
        </draw:frame>
        <draw:frame draw:style-name="gr19" draw:layer="layout" svg:width="9.398cm" svg:height="1.673cm" svg:x="2.397cm" svg:y="2.778cm">
          <draw:text-box>
            <text:p>Hardware are ellipses Processes are squares</text:p>
          </draw:text-box>
        </draw:frame>
        <draw:ellipse draw:style-name="gr1" draw:text-style-name="P1" draw:layer="layout" svg:width="2.794cm" svg:height="2.032cm" svg:x="1.254cm" svg:y="11.033cm">
          <text:p text:style-name="P1">Camera</text:p>
        </draw:ellipse>
        <draw:frame draw:style-name="gr24" draw:layer="layout" svg:width="18.288cm" svg:height="8.382cm" svg:x="1.762cm" svg:y="18.399cm">
          <draw:text-box>
            <text:p>The Camera Controller will be the only software module communicating with the camera. <text:s/>Therefore, the Camera Controller module insulates the <text:s/>OSPRE system from the specific protocols and implementation details of the specific camera utilized. If the camera gets changed, only the Camera Controller Module will need to be changed. <text:s/>The Camera Controller will have the logic embedded inside to determine how best to adjust the camera settings to achieve Image Processing request.</text:p>
          </draw:text-box>
        </draw:frame>
      </draw:page>
      <draw:page draw:name="page6" draw:style-name="dp1" draw:master-page-name="Default">
        <draw:rect draw:style-name="gr1" draw:text-style-name="P1" draw:layer="layout" svg:width="4.445cm" svg:height="2.159cm" svg:x="2.143cm" svg:y="4.81cm">
          <text:p text:style-name="P1">Camera</text:p>
          <text:p text:style-name="P1"><text:s/>Control</text:p>
        </draw:rect>
        <draw:rect draw:style-name="gr1" draw:text-style-name="P1" draw:layer="layout" svg:width="4.445cm" svg:height="2.159cm" svg:x="14.081cm" svg:y="4.81cm">
          <text:p text:style-name="P1">GNC</text:p>
          <text:p text:style-name="P1">Algorithm</text:p>
        </draw:rect>
        <draw:rect draw:style-name="gr1" draw:text-style-name="P1" draw:layer="layout" svg:width="4.445cm" svg:height="2.159cm" svg:x="8.239cm" svg:y="4.81cm">
          <text:p text:style-name="P1">Image </text:p>
          <text:p text:style-name="P1">Processing</text:p>
        </draw:rect>
        <draw:rect draw:style-name="gr1" draw:text-style-name="P1" draw:layer="layout" svg:width="4.445cm" svg:height="2.159cm" svg:x="8.366cm" svg:y="12.43cm">
          <text:p text:style-name="P1">S/C </text:p>
          <text:p text:style-name="P1">Communicator</text:p>
        </draw:rect>
        <draw:rect draw:style-name="gr1" draw:text-style-name="P1" draw:layer="layout" svg:width="4.445cm" svg:height="2.159cm" svg:x="8.112cm" svg:y="17.002cm">
          <text:p text:style-name="P1">S/C</text:p>
        </draw:rect>
        <draw:line draw:style-name="gr7" draw:text-style-name="P1" draw:layer="layout" svg:x1="4.175cm" svg:y1="6.969cm" svg:x2="9.255cm" svg:y2="12.43cm">
          <text:p/>
        </draw:line>
        <draw:line draw:style-name="gr7" draw:text-style-name="P1" draw:layer="layout" svg:x1="10.652cm" svg:y1="6.969cm" svg:x2="10.779cm" svg:y2="12.43cm">
          <text:p/>
        </draw:line>
        <draw:line draw:style-name="gr7" draw:text-style-name="P1" draw:layer="layout" svg:x1="16.367cm" svg:y1="6.969cm" svg:x2="11.795cm" svg:y2="12.557cm">
          <text:p/>
        </draw:line>
        <draw:line draw:style-name="gr7" draw:text-style-name="P1" draw:layer="layout" svg:x1="8.366cm" svg:y1="16.875cm" svg:x2="8.366cm" svg:y2="14.589cm">
          <text:p/>
        </draw:line>
        <draw:frame draw:style-name="gr25" draw:layer="layout" svg:width="3.556cm" svg:height="1.143cm" svg:x="4.683cm" svg:y="17.129cm">
          <draw:text-box>
            <text:p>I am alive</text:p>
          </draw:text-box>
        </draw:frame>
        <draw:frame draw:style-name="gr26" draw:layer="layout" svg:width="3.22cm" svg:height="0.963cm" svg:x="3.032cm" svg:y="9.308cm">
          <draw:text-box>
            <text:p>I am alive</text:p>
          </draw:text-box>
        </draw:frame>
        <draw:frame draw:style-name="gr26" draw:layer="layout" svg:width="3.22cm" svg:height="0.963cm" svg:x="7.178cm" svg:y="7.477cm">
          <draw:text-box>
            <text:p>I am alive</text:p>
          </draw:text-box>
        </draw:frame>
        <draw:frame draw:style-name="gr26" draw:layer="layout" svg:width="3.22cm" svg:height="0.963cm" svg:x="16.113cm" svg:y="7.911cm">
          <draw:text-box>
            <text:p>I am alive</text:p>
          </draw:text-box>
        </draw:frame>
        <draw:line draw:style-name="gr7" draw:text-style-name="P1" draw:layer="layout" svg:x1="12.303cm" svg:y1="14.589cm" svg:x2="12.303cm" svg:y2="17.002cm">
          <text:p/>
        </draw:line>
        <draw:frame draw:style-name="gr25" draw:layer="layout" svg:width="3.556cm" svg:height="1.143cm" svg:x="12.557cm" svg:y="17.002cm">
          <draw:text-box>
            <text:p>I am alive</text:p>
          </draw:text-box>
        </draw:frame>
        <draw:frame draw:style-name="gr27" draw:layer="layout" svg:width="18.415cm" svg:height="6.604cm" svg:x="1.762cm" svg:y="20.05cm">
          <draw:text-box>
            <text:p>If connections fail, they will be attempted to be reestablished. After a timeout, the software module will be restarted. The S/C Communicator is responsible for restarting and restoring state to any OSPRE software module that fails. <text:s/>If the S/C Communicator fails, S/C is responsible for restarting it. <text:s/>The S/C communicator will save important information to non-volatile memory to recover its state on startup. If file is empty / corrupt, the OSPRE system will start fresh.</text:p>
          </draw:text-box>
        </draw:frame>
        <draw:frame draw:style-name="gr10" draw:layer="layout" svg:width="7.62cm" svg:height="1.016cm" svg:x="13.446cm" svg:y="2.016cm">
          <draw:text-box>
            <text:p>Each box is a process</text:p>
          </draw:text-box>
        </draw:frame>
        <draw:frame draw:style-name="gr28" draw:layer="layout" svg:width="10.033cm" svg:height="2.794cm" svg:x="6.207cm" svg:y="1.381cm">
          <draw:text-box>
            <text:p><text:span text:style-name="T1">“</text:span><text:span text:style-name="T1">I am alive and functioning” </text:span></text:p>
          </draw:text-box>
        </draw:frame>
      </draw:page>
      <draw:page draw:name="page7" draw:style-name="dp1" draw:master-page-name="Default">
        <draw:frame draw:style-name="gr6" draw:text-style-name="P3" draw:layer="layout" svg:width="10.287cm" svg:height="1.778cm" svg:x="5.827cm" svg:y="1.254cm">
          <draw:text-box>
            <text:p><text:span text:style-name="T1">Spacecraft (Client / Test)</text:span></text:p>
          </draw:text-box>
        </draw:frame>
        <draw:rect draw:style-name="gr1" draw:text-style-name="P1" draw:layer="layout" svg:width="7.493cm" svg:height="3.937cm" svg:x="7.477cm" svg:y="4.048cm">
          <text:p text:style-name="P1">Spacecraft (Client / Test)</text:p>
        </draw:rect>
        <draw:line draw:style-name="gr7" draw:text-style-name="P1" draw:layer="layout" svg:x1="7.477cm" svg:y1="4.937cm" svg:x2="1.635cm" svg:y2="4.937cm">
          <text:p/>
        </draw:line>
        <draw:line draw:style-name="gr7" draw:text-style-name="P1" draw:layer="layout" svg:x1="1.635cm" svg:y1="7.223cm" svg:x2="7.604cm" svg:y2="7.223cm">
          <text:p/>
        </draw:line>
        <draw:line draw:style-name="gr9" draw:text-style-name="P1" draw:layer="layout" svg:x1="11.033cm" svg:y1="7.985cm" svg:x2="11.033cm" svg:y2="11.287cm">
          <text:p/>
        </draw:line>
        <draw:frame draw:style-name="gr29" draw:layer="layout" svg:width="5.207cm" svg:height="2.032cm" svg:x="1.762cm" svg:y="3.286cm">
          <draw:text-box>
            <text:p>Provide Output</text:p>
          </draw:text-box>
        </draw:frame>
        <draw:frame draw:style-name="gr30" draw:layer="layout" svg:width="9.642cm" svg:height="1.673cm" svg:x="1.074cm" svg:y="7.858cm">
          <draw:text-box>
            <text:p>Receive OSPRE Input Requests</text:p>
            <text:p>Receive OSPRE Solution</text:p>
          </draw:text-box>
        </draw:frame>
        <draw:frame draw:style-name="gr31" draw:layer="layout" svg:width="18.415cm" svg:height="14.224cm" svg:x="1.635cm" svg:y="11.287cm">
          <draw:text-box>
            <text:p>The Test / Client software interface will provide the least possible amount of information for the OSPRE system to run. <text:s/></text:p>
            <text:p>Client Must Provide: </text:p>
            <text:p>1. Start OSPRE system</text:p>
            <text:p>2. Command OSPRE to go into Passive Standby State and Active State</text:p>
            <text:p>3. Inform OSPRE that it can / cannot take pictures</text:p>
            <text:p>4. Receive Input requests and respond with necessary information</text:p>
            <text:p>5.Receive OSPRE Solution</text:p>
            <text:p>6. Request a current Solution despite error</text:p>
            <text:p/>
            <text:p>#4 means that the Spacecraft Software Module will be capable of simulating the quaternion, time, ephemeris and sun ang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5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th Zegelstein</meta:initial-creator>
    <meta:creation-date>2016-10-20T09:19:16</meta:creation-date>
    <dc:date>2016-10-20T18:05:54</dc:date>
    <dc:creator>Seth Zegelstein</dc:creator>
    <meta:editing-duration>PT5H59M30S</meta:editing-duration>
    <meta:editing-cycles>25</meta:editing-cycles>
    <meta:generator>OpenOffice/4.1.3$Unix OpenOffice.org_project/413m1$Build-9783</meta:generator>
    <meta:document-statistic meta:object-count="93"/>
  </office:meta>
</office:document-meta>
</file>